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column table:style-name="co1" table:number-columns-repeated="16380" table:default-cell-style-name="ce11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  <table:table-cell table:style-name="ce10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25M00S" calcext:value-type="time">
            <text:p>05:25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table:number-columns-repeated="3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table:number-columns-repeated="3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table:number-columns-repeated="3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table:number-columns-repeated="3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table:number-columns-repeated="3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table:number-columns-repeated="3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table:number-columns-repeated="3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table:number-columns-repeated="3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table:number-columns-repeated="3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table:number-columns-repeated="3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table:number-columns-repeated="3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table:number-columns-repeated="3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table:number-columns-repeated="3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table:number-columns-repeated="3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table:number-columns-repeated="3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table:number-columns-repeated="3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table:number-columns-repeated="3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table:number-columns-repeated="3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table:number-columns-repeated="3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table:number-columns-repeated="3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table:number-columns-repeated="3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table:number-columns-repeated="3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table:number-columns-repeated="3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table:number-columns-repeated="3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6">0000/00/00</text:date>, <text:time style:data-style-name="N2" text:time-value="07:07:18.622780443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6-06T07:07:31.176834212</dc:date>
    <meta:editing-duration>PT21M53S</meta:editing-duration>
    <meta:editing-cycles>43</meta:editing-cycles>
    <meta:generator>LibreOffice/25.2.3.2$Linux_X86_64 LibreOffice_project/520$Build-2</meta:generator>
    <meta:document-statistic meta:table-count="3" meta:cell-count="134" meta:object-count="0"/>
  </office:meta>
</office:document-meta>
</file>